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2022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968" calcext:value-type="float">
            <text:p>62.2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2021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776" calcext:value-type="float">
            <text:p>62.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2020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064" calcext:value-type="float">
            <text:p>62.2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2018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1976" calcext:value-type="float">
            <text:p>62.29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2017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2016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016" calcext:value-type="float">
            <text:p>62.2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2014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784" calcext:value-type="float">
            <text:p>62.7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2013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536" calcext:value-type="float">
            <text:p>61.9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2012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76" calcext:value-type="float">
            <text:p>60.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2011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68" calcext:value-type="float">
            <text:p>62.0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2010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2009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5848" calcext:value-type="float">
            <text:p>60.50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2008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5448" calcext:value-type="float">
            <text:p>61.11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2007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8856" calcext:value-type="float">
            <text:p>60.18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2006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6144" calcext:value-type="float">
            <text:p>59.82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2004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508" calcext:value-type="float">
            <text:p>59.69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2004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1304" calcext:value-type="float">
            <text:p>59.20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2003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0096" calcext:value-type="float">
            <text:p>58.68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2002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9744" calcext:value-type="float">
            <text:p>58.14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2001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2000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8728" calcext:value-type="float">
            <text:p>56.87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1999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2256" calcext:value-type="float">
            <text:p>56.91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1998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1996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1995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652" calcext:value-type="float">
            <text:p>55.97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1995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1993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7528" calcext:value-type="float">
            <text:p>54.89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1993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776" calcext:value-type="float">
            <text:p>54.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1992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1991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1990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1988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1988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228" calcext:value-type="float">
            <text:p>52.5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1987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2112" calcext:value-type="float">
            <text:p>52.71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1987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424" calcext:value-type="float">
            <text:p>52.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1986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176" calcext:value-type="float">
            <text:p>52.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1986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132" calcext:value-type="float">
            <text:p>52.4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1984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504" calcext:value-type="float">
            <text:p>51.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1983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976" calcext:value-type="float">
            <text:p>51.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1983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5" calcext:value-type="float">
            <text:p>51.4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1982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1982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8256" calcext:value-type="float">
            <text:p>51.57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1981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2768" calcext:value-type="float">
            <text:p>51.10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1980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9512" calcext:value-type="float">
            <text:p>50.9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1979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1979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2352" calcext:value-type="float">
            <text:p>50.8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1978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1978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7592" calcext:value-type="float">
            <text:p>50.8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1977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864" calcext:value-type="float">
            <text:p>50.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1977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672" calcext:value-type="float">
            <text:p>49.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1976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1976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" calcext:value-type="float">
            <text:p>49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1975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416" calcext:value-type="float">
            <text:p>48.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1975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1974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9184" calcext:value-type="float">
            <text:p>49.85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1974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1973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1973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1972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1971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1971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1970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1970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1969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1955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61" meta:object-count="0"/>
    <meta:user-defined meta:name="AppVersion">3.0</meta:user-defined>
  </office:meta>
</office:document-meta>
</file>